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T1" style:family="text">
      <style:text-properties fo:color="#ff3333"/>
    </style:style>
    <style:style style:name="T2" style:family="text"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II_Approche commerciale)</text:p>
      <text:p text:style-name="Standard"/>
      <text:list xml:id="list6269482053904849170" text:style-name="L2">
        <text:list-item>
          <text:p text:style-name="P1">Côté web</text:p>
        </text:list-item>
      </text:list>
      <text:p text:style-name="Standard"/>
      <text:p text:style-name="Standard"><text:tab/>L'usage de la console de python n'étant pas adaptée à l'utilisation, il nous a fallu adapter notre programme et construire une interface graphique dédiée à la rentrée de mots dans la base de données, ainsi qu'un serveur dédié au grand public.</text:p>
      <text:p text:style-name="Standard"><text:tab/>Afin de ne pas avoir à télécharger de module supplémentaire, nous avons utilisé le package tkinter présent sur python pour réaliser l'interface graphique. Son utilisation simple permet une prise en main rapide du système en général.</text:p>
      <text:p text:style-name="Standard"><text:tab/>Le serveur a été conçu de façon généraliste afin que son utilisation web soit adaptable au format android, ou autres... Le site <text:a xlink:type="simple" xlink:href="http://speechapp.wumzi.info/#team">http://speechapp.wumzi.info/#team</text:a> <text:span text:style-name="T1">(###A MODIFIER###) </text:span><text:span text:style-name="T2">offre à l'utilisateur grand public une interface esthétique pour une utilisation facile de la reconnaissance vocale, et permettra à terme par le biais d'une identification l'achat d'une base de donnée.</text:span></text:p>
      <text:p text:style-name="Standard"><text:s/>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52S</meta:editing-duration>
    <meta:editing-cycles>3</meta:editing-cycles>
    <meta:generator>OpenOffice/4.0.1$Win32 OpenOffice.org_project/401m5$Build-9714</meta:generator>
    <dc:date>2013-12-03T14:52:04.80</dc:date>
    <meta:document-statistic meta:table-count="0" meta:image-count="0" meta:object-count="0" meta:page-count="1" meta:paragraph-count="7" meta:word-count="137" meta:character-count="896"/>
    <dc:creator>Julien Caillard</dc:creator>
    <meta:user-defined meta:name="Info 1"/>
    <meta:user-defined meta:name="Info 2"/>
    <meta:user-defined meta:name="Info 3"/>
    <meta:user-defined meta:name="Info 4"/>
  </office:meta>
</office:document-meta>
</file>